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37in" svg:height="3.5453in" svg:x="2.8815in" svg:y="16.6484in">
            <draw:object draw:notify-on-update-of-ranges="Sheet1.A1:Sheet1.A101 Sheet1.B1:Sheet1.B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16.910804032665" calcext:value-type="float">
            <text:p>216.910804032665</text:p>
          </table:table-cell>
        </table:table-row>
        <table:table-row table:style-name="ro1">
          <table:table-cell office:value-type="float" office:value="0.0499" calcext:value-type="float">
            <text:p>0.0499</text:p>
          </table:table-cell>
          <table:table-cell office:value-type="float" office:value="50.9807434682356" calcext:value-type="float">
            <text:p>50.9807434682356</text:p>
          </table:table-cell>
        </table:table-row>
        <table:table-row table:style-name="ro1">
          <table:table-cell office:value-type="float" office:value="0.0898" calcext:value-type="float">
            <text:p>0.0898</text:p>
          </table:table-cell>
          <table:table-cell office:value-type="float" office:value="28.3289431967145" calcext:value-type="float">
            <text:p>28.3289431967145</text:p>
          </table:table-cell>
        </table:table-row>
        <table:table-row table:style-name="ro1">
          <table:table-cell office:value-type="float" office:value="0.1297" calcext:value-type="float">
            <text:p>0.1297</text:p>
          </table:table-cell>
          <table:table-cell office:value-type="float" office:value="16.7240404034437" calcext:value-type="float">
            <text:p>16.7240404034437</text:p>
          </table:table-cell>
        </table:table-row>
        <table:table-row table:style-name="ro1">
          <table:table-cell office:value-type="float" office:value="0.1696" calcext:value-type="float">
            <text:p>0.1696</text:p>
          </table:table-cell>
          <table:table-cell office:value-type="float" office:value="14.9996409142981" calcext:value-type="float">
            <text:p>14.9996409142981</text:p>
          </table:table-cell>
        </table:table-row>
        <table:table-row table:style-name="ro1">
          <table:table-cell office:value-type="float" office:value="0.2095" calcext:value-type="float">
            <text:p>0.2095</text:p>
          </table:table-cell>
          <table:table-cell office:value-type="float" office:value="10.3537376626571" calcext:value-type="float">
            <text:p>10.3537376626571</text:p>
          </table:table-cell>
        </table:table-row>
        <table:table-row table:style-name="ro1">
          <table:table-cell office:value-type="float" office:value="0.2494" calcext:value-type="float">
            <text:p>0.2494</text:p>
          </table:table-cell>
          <table:table-cell office:value-type="float" office:value="8.69730569497455" calcext:value-type="float">
            <text:p>8.69730569497455</text:p>
          </table:table-cell>
        </table:table-row>
        <table:table-row table:style-name="ro1">
          <table:table-cell office:value-type="float" office:value="0.2893" calcext:value-type="float">
            <text:p>0.2893</text:p>
          </table:table-cell>
          <table:table-cell office:value-type="float" office:value="7.49778098972227" calcext:value-type="float">
            <text:p>7.49778098972227</text:p>
          </table:table-cell>
        </table:table-row>
        <table:table-row table:style-name="ro1">
          <table:table-cell office:value-type="float" office:value="0.3292" calcext:value-type="float">
            <text:p>0.3292</text:p>
          </table:table-cell>
          <table:table-cell office:value-type="float" office:value="7.72764003361166" calcext:value-type="float">
            <text:p>7.72764003361166</text:p>
          </table:table-cell>
        </table:table-row>
        <table:table-row table:style-name="ro1">
          <table:table-cell office:value-type="float" office:value="0.3691" calcext:value-type="float">
            <text:p>0.3691</text:p>
          </table:table-cell>
          <table:table-cell office:value-type="float" office:value="6.89227607441064" calcext:value-type="float">
            <text:p>6.89227607441064</text:p>
          </table:table-cell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5.30344264138546" calcext:value-type="float">
            <text:p>5.30344264138546</text:p>
          </table:table-cell>
        </table:table-row>
        <table:table-row table:style-name="ro1">
          <table:table-cell office:value-type="float" office:value="0.4489" calcext:value-type="float">
            <text:p>0.4489</text:p>
          </table:table-cell>
          <table:table-cell office:value-type="float" office:value="5.66705078873906" calcext:value-type="float">
            <text:p>5.66705078873906</text:p>
          </table:table-cell>
        </table:table-row>
        <table:table-row table:style-name="ro1">
          <table:table-cell office:value-type="float" office:value="0.4888" calcext:value-type="float">
            <text:p>0.4888</text:p>
          </table:table-cell>
          <table:table-cell office:value-type="float" office:value="4.43761874043914" calcext:value-type="float">
            <text:p>4.43761874043914</text:p>
          </table:table-cell>
        </table:table-row>
        <table:table-row table:style-name="ro1">
          <table:table-cell office:value-type="float" office:value="0.5287" calcext:value-type="float">
            <text:p>0.5287</text:p>
          </table:table-cell>
          <table:table-cell office:value-type="float" office:value="4.8116873445526" calcext:value-type="float">
            <text:p>4.8116873445526</text:p>
          </table:table-cell>
        </table:table-row>
        <table:table-row table:style-name="ro1">
          <table:table-cell office:value-type="float" office:value="0.5686" calcext:value-type="float">
            <text:p>0.5686</text:p>
          </table:table-cell>
          <table:table-cell office:value-type="float" office:value="4.4740399209725" calcext:value-type="float">
            <text:p>4.4740399209725</text:p>
          </table:table-cell>
        </table:table-row>
        <table:table-row table:style-name="ro1">
          <table:table-cell office:value-type="float" office:value="0.6085" calcext:value-type="float">
            <text:p>0.6085</text:p>
          </table:table-cell>
          <table:table-cell office:value-type="float" office:value="4.18067230741982" calcext:value-type="float">
            <text:p>4.18067230741982</text:p>
          </table:table-cell>
        </table:table-row>
        <table:table-row table:style-name="ro1">
          <table:table-cell office:value-type="float" office:value="0.6484" calcext:value-type="float">
            <text:p>0.6484</text:p>
          </table:table-cell>
          <table:table-cell office:value-type="float" office:value="3.92341008492437" calcext:value-type="float">
            <text:p>3.92341008492437</text:p>
          </table:table-cell>
        </table:table-row>
        <table:table-row table:style-name="ro1">
          <table:table-cell office:value-type="float" office:value="0.6883" calcext:value-type="float">
            <text:p>0.6883</text:p>
          </table:table-cell>
          <table:table-cell office:value-type="float" office:value="3.69597428311051" calcext:value-type="float">
            <text:p>3.69597428311051</text:p>
          </table:table-cell>
        </table:table-row>
        <table:table-row table:style-name="ro1">
          <table:table-cell office:value-type="float" office:value="0.7282" calcext:value-type="float">
            <text:p>0.7282</text:p>
          </table:table-cell>
          <table:table-cell office:value-type="float" office:value="2.97872568020688" calcext:value-type="float">
            <text:p>2.97872568020688</text:p>
          </table:table-cell>
        </table:table-row>
        <table:table-row table:style-name="ro1">
          <table:table-cell office:value-type="float" office:value="0.7681" calcext:value-type="float">
            <text:p>0.7681</text:p>
          </table:table-cell>
          <table:table-cell office:value-type="float" office:value="2.82399172025342" calcext:value-type="float">
            <text:p>2.82399172025342</text:p>
          </table:table-cell>
        </table:table-row>
        <table:table-row table:style-name="ro1">
          <table:table-cell office:value-type="float" office:value="0.808" calcext:value-type="float">
            <text:p>0.808</text:p>
          </table:table-cell>
          <table:table-cell office:value-type="float" office:value="3.14843947904079" calcext:value-type="float">
            <text:p>3.14843947904079</text:p>
          </table:table-cell>
        </table:table-row>
        <table:table-row table:style-name="ro1">
          <table:table-cell office:value-type="float" office:value="0.8479" calcext:value-type="float">
            <text:p>0.8479</text:p>
          </table:table-cell>
          <table:table-cell office:value-type="float" office:value="3.00028198969802" calcext:value-type="float">
            <text:p>3.00028198969802</text:p>
          </table:table-cell>
        </table:table-row>
        <table:table-row table:style-name="ro1">
          <table:table-cell office:value-type="float" office:value="0.8878" calcext:value-type="float">
            <text:p>0.8878</text:p>
          </table:table-cell>
          <table:table-cell office:value-type="float" office:value="2.44323951377185" calcext:value-type="float">
            <text:p>2.44323951377185</text:p>
          </table:table-cell>
        </table:table-row>
        <table:table-row table:style-name="ro1">
          <table:table-cell office:value-type="float" office:value="0.9277" calcext:value-type="float">
            <text:p>0.9277</text:p>
          </table:table-cell>
          <table:table-cell office:value-type="float" office:value="2.74220017146164" calcext:value-type="float">
            <text:p>2.74220017146164</text:p>
          </table:table-cell>
        </table:table-row>
        <table:table-row table:style-name="ro1">
          <table:table-cell office:value-type="float" office:value="0.9676" calcext:value-type="float">
            <text:p>0.9676</text:p>
          </table:table-cell>
          <table:table-cell office:value-type="float" office:value="2.6291226736926" calcext:value-type="float">
            <text:p>2.6291226736926</text:p>
          </table:table-cell>
        </table:table-row>
        <table:table-row table:style-name="ro1">
          <table:table-cell office:value-type="float" office:value="1.0075" calcext:value-type="float">
            <text:p>1.0075</text:p>
          </table:table-cell>
          <table:table-cell office:value-type="float" office:value="2.15296083407112" calcext:value-type="float">
            <text:p>2.15296083407112</text:p>
          </table:table-cell>
        </table:table-row>
        <table:table-row table:style-name="ro1">
          <table:table-cell office:value-type="float" office:value="1.0474" calcext:value-type="float">
            <text:p>1.0474</text:p>
          </table:table-cell>
          <table:table-cell office:value-type="float" office:value="2.42881334644354" calcext:value-type="float">
            <text:p>2.42881334644354</text:p>
          </table:table-cell>
        </table:table-row>
        <table:table-row table:style-name="ro1">
          <table:table-cell office:value-type="float" office:value="1.0873" calcext:value-type="float">
            <text:p>1.0873</text:p>
          </table:table-cell>
          <table:table-cell office:value-type="float" office:value="2.33968463079643" calcext:value-type="float">
            <text:p>2.33968463079643</text:p>
          </table:table-cell>
        </table:table-row>
        <table:table-row table:style-name="ro1">
          <table:table-cell office:value-type="float" office:value="1.1272" calcext:value-type="float">
            <text:p>1.1272</text:p>
          </table:table-cell>
          <table:table-cell office:value-type="float" office:value="1.92433289596048" calcext:value-type="float">
            <text:p>1.92433289596048</text:p>
          </table:table-cell>
        </table:table-row>
        <table:table-row table:style-name="ro1">
          <table:table-cell office:value-type="float" office:value="1.1671" calcext:value-type="float">
            <text:p>1.1671</text:p>
          </table:table-cell>
          <table:table-cell office:value-type="float" office:value="2.17970962133918" calcext:value-type="float">
            <text:p>2.17970962133918</text:p>
          </table:table-cell>
        </table:table-row>
        <table:table-row table:style-name="ro1">
          <table:table-cell office:value-type="float" office:value="1.207" calcext:value-type="float">
            <text:p>1.207</text:p>
          </table:table-cell>
          <table:table-cell office:value-type="float" office:value="2.10765459740262" calcext:value-type="float">
            <text:p>2.10765459740262</text:p>
          </table:table-cell>
        </table:table-row>
        <table:table-row table:style-name="ro1">
          <table:table-cell office:value-type="float" office:value="1.2469" calcext:value-type="float">
            <text:p>1.2469</text:p>
          </table:table-cell>
          <table:table-cell office:value-type="float" office:value="1.73960064185312" calcext:value-type="float">
            <text:p>1.73960064185312</text:p>
          </table:table-cell>
        </table:table-row>
        <table:table-row table:style-name="ro1">
          <table:table-cell office:value-type="float" office:value="1.2868" calcext:value-type="float">
            <text:p>1.2868</text:p>
          </table:table-cell>
          <table:table-cell office:value-type="float" office:value="1.68566058464925" calcext:value-type="float">
            <text:p>1.68566058464925</text:p>
          </table:table-cell>
        </table:table-row>
        <table:table-row table:style-name="ro1">
          <table:table-cell office:value-type="float" office:value="1.3267" calcext:value-type="float">
            <text:p>1.3267</text:p>
          </table:table-cell>
          <table:table-cell office:value-type="float" office:value="1.91749385623348" calcext:value-type="float">
            <text:p>1.91749385623348</text:p>
          </table:table-cell>
        </table:table-row>
        <table:table-row table:style-name="ro1">
          <table:table-cell office:value-type="float" office:value="1.3666" calcext:value-type="float">
            <text:p>1.3666</text:p>
          </table:table-cell>
          <table:table-cell office:value-type="float" office:value="1.86150965832355" calcext:value-type="float">
            <text:p>1.86150965832355</text:p>
          </table:table-cell>
        </table:table-row>
        <table:table-row table:style-name="ro1">
          <table:table-cell office:value-type="float" office:value="1.4065" calcext:value-type="float">
            <text:p>1.4065</text:p>
          </table:table-cell>
          <table:table-cell office:value-type="float" office:value="1.80870181234622" calcext:value-type="float">
            <text:p>1.80870181234622</text:p>
          </table:table-cell>
        </table:table-row>
        <table:table-row table:style-name="ro1">
          <table:table-cell office:value-type="float" office:value="1.4464" calcext:value-type="float">
            <text:p>1.4464</text:p>
          </table:table-cell>
          <table:table-cell office:value-type="float" office:value="1.75880745234026" calcext:value-type="float">
            <text:p>1.75880745234026</text:p>
          </table:table-cell>
        </table:table-row>
        <table:table-row table:style-name="ro1">
          <table:table-cell office:value-type="float" office:value="1.4863" calcext:value-type="float">
            <text:p>1.4863</text:p>
          </table:table-cell>
          <table:table-cell office:value-type="float" office:value="1.45940122473703" calcext:value-type="float">
            <text:p>1.45940122473703</text:p>
          </table:table-cell>
        </table:table-row>
        <table:table-row table:style-name="ro1">
          <table:table-cell office:value-type="float" office:value="1.5262" calcext:value-type="float">
            <text:p>1.5262</text:p>
          </table:table-cell>
          <table:table-cell office:value-type="float" office:value="1.42124756933996" calcext:value-type="float">
            <text:p>1.42124756933996</text:p>
          </table:table-cell>
        </table:table-row>
        <table:table-row table:style-name="ro1">
          <table:table-cell office:value-type="float" office:value="1.5661" calcext:value-type="float">
            <text:p>1.5661</text:p>
          </table:table-cell>
          <table:table-cell office:value-type="float" office:value="1.62437845544024" calcext:value-type="float">
            <text:p>1.62437845544024</text:p>
          </table:table-cell>
        </table:table-row>
        <table:table-row table:style-name="ro1">
          <table:table-cell office:value-type="float" office:value="1.606" calcext:value-type="float">
            <text:p>1.606</text:p>
          </table:table-cell>
          <table:table-cell office:value-type="float" office:value="1.5840218549595" calcext:value-type="float">
            <text:p>1.5840218549595</text:p>
          </table:table-cell>
        </table:table-row>
        <table:table-row table:style-name="ro1">
          <table:table-cell office:value-type="float" office:value="1.6459" calcext:value-type="float">
            <text:p>1.6459</text:p>
          </table:table-cell>
          <table:table-cell office:value-type="float" office:value="1.54562190841786" calcext:value-type="float">
            <text:p>1.54562190841786</text:p>
          </table:table-cell>
        </table:table-row>
        <table:table-row table:style-name="ro1">
          <table:table-cell office:value-type="float" office:value="1.6858" calcext:value-type="float">
            <text:p>1.6858</text:p>
          </table:table-cell>
          <table:table-cell office:value-type="float" office:value="1.50903968386817" calcext:value-type="float">
            <text:p>1.50903968386817</text:p>
          </table:table-cell>
        </table:table-row>
        <table:table-row table:style-name="ro1">
          <table:table-cell office:value-type="float" office:value="1.7257" calcext:value-type="float">
            <text:p>1.7257</text:p>
          </table:table-cell>
          <table:table-cell office:value-type="float" office:value="1.25694387224121" calcext:value-type="float">
            <text:p>1.25694387224121</text:p>
          </table:table-cell>
        </table:table-row>
        <table:table-row table:style-name="ro1">
          <table:table-cell office:value-type="float" office:value="1.7656" calcext:value-type="float">
            <text:p>1.7656</text:p>
          </table:table-cell>
          <table:table-cell office:value-type="float" office:value="1.22853876321174" calcext:value-type="float">
            <text:p>1.22853876321174</text:p>
          </table:table-cell>
        </table:table-row>
        <table:table-row table:style-name="ro1">
          <table:table-cell office:value-type="float" office:value="1.8055" calcext:value-type="float">
            <text:p>1.8055</text:p>
          </table:table-cell>
          <table:table-cell office:value-type="float" office:value="1.20138911123049" calcext:value-type="float">
            <text:p>1.20138911123049</text:p>
          </table:table-cell>
        </table:table-row>
        <table:table-row table:style-name="ro1">
          <table:table-cell office:value-type="float" office:value="1.8454" calcext:value-type="float">
            <text:p>1.8454</text:p>
          </table:table-cell>
          <table:table-cell office:value-type="float" office:value="1.37852991170747" calcext:value-type="float">
            <text:p>1.37852991170747</text:p>
          </table:table-cell>
        </table:table-row>
        <table:table-row table:style-name="ro1">
          <table:table-cell office:value-type="float" office:value="1.8853" calcext:value-type="float">
            <text:p>1.8853</text:p>
          </table:table-cell>
          <table:table-cell office:value-type="float" office:value="1.34935506235875" calcext:value-type="float">
            <text:p>1.34935506235875</text:p>
          </table:table-cell>
        </table:table-row>
        <table:table-row table:style-name="ro1">
          <table:table-cell office:value-type="float" office:value="1.9252" calcext:value-type="float">
            <text:p>1.9252</text:p>
          </table:table-cell>
          <table:table-cell office:value-type="float" office:value="1.32138951748647" calcext:value-type="float">
            <text:p>1.32138951748647</text:p>
          </table:table-cell>
        </table:table-row>
        <table:table-row table:style-name="ro1">
          <table:table-cell office:value-type="float" office:value="1.9651" calcext:value-type="float">
            <text:p>1.9651</text:p>
          </table:table-cell>
          <table:table-cell office:value-type="float" office:value="1.29455961481093" calcext:value-type="float">
            <text:p>1.29455961481093</text:p>
          </table:table-cell>
        </table:table-row>
        <table:table-row table:style-name="ro1">
          <table:table-cell office:value-type="float" office:value="2.005" calcext:value-type="float">
            <text:p>2.005</text:p>
          </table:table-cell>
          <table:table-cell office:value-type="float" office:value="1.08184939667165" calcext:value-type="float">
            <text:p>1.08184939667165</text:p>
          </table:table-cell>
        </table:table-row>
        <table:table-row table:style-name="ro1">
          <table:table-cell office:value-type="float" office:value="2.0449" calcext:value-type="float">
            <text:p>2.0449</text:p>
          </table:table-cell>
          <table:table-cell office:value-type="float" office:value="1.06074039822321" calcext:value-type="float">
            <text:p>1.06074039822321</text:p>
          </table:table-cell>
        </table:table-row>
        <table:table-row table:style-name="ro1">
          <table:table-cell office:value-type="float" office:value="2.0848" calcext:value-type="float">
            <text:p>2.0848</text:p>
          </table:table-cell>
          <table:table-cell office:value-type="float" office:value="1.04043939002621" calcext:value-type="float">
            <text:p>1.04043939002621</text:p>
          </table:table-cell>
        </table:table-row>
        <table:table-row table:style-name="ro1">
          <table:table-cell office:value-type="float" office:value="2.1247" calcext:value-type="float">
            <text:p>2.1247</text:p>
          </table:table-cell>
          <table:table-cell office:value-type="float" office:value="1.19731684429094" calcext:value-type="float">
            <text:p>1.19731684429094</text:p>
          </table:table-cell>
        </table:table-row>
        <table:table-row table:style-name="ro1">
          <table:table-cell office:value-type="float" office:value="2.1646" calcext:value-type="float">
            <text:p>2.1646</text:p>
          </table:table-cell>
          <table:table-cell office:value-type="float" office:value="1.17524674261525" calcext:value-type="float">
            <text:p>1.17524674261525</text:p>
          </table:table-cell>
        </table:table-row>
        <table:table-row table:style-name="ro1">
          <table:table-cell office:value-type="float" office:value="2.2045" calcext:value-type="float">
            <text:p>2.2045</text:p>
          </table:table-cell>
          <table:table-cell office:value-type="float" office:value="1.15397554958719" calcext:value-type="float">
            <text:p>1.15397554958719</text:p>
          </table:table-cell>
        </table:table-row>
        <table:table-row table:style-name="ro1">
          <table:table-cell office:value-type="float" office:value="2.2444" calcext:value-type="float">
            <text:p>2.2444</text:p>
          </table:table-cell>
          <table:table-cell office:value-type="float" office:value="1.13346065722018" calcext:value-type="float">
            <text:p>1.13346065722018</text:p>
          </table:table-cell>
        </table:table-row>
        <table:table-row table:style-name="ro1">
          <table:table-cell office:value-type="float" office:value="2.2843" calcext:value-type="float">
            <text:p>2.2843</text:p>
          </table:table-cell>
          <table:table-cell office:value-type="float" office:value="1.11366243447225" calcext:value-type="float">
            <text:p>1.11366243447225</text:p>
          </table:table-cell>
        </table:table-row>
        <table:table-row table:style-name="ro1">
          <table:table-cell office:value-type="float" office:value="2.3242" calcext:value-type="float">
            <text:p>2.3242</text:p>
          </table:table-cell>
          <table:table-cell office:value-type="float" office:value="1.09454397171713" calcext:value-type="float">
            <text:p>1.09454397171713</text:p>
          </table:table-cell>
        </table:table-row>
        <table:table-row table:style-name="ro1">
          <table:table-cell office:value-type="float" office:value="2.3641" calcext:value-type="float">
            <text:p>2.3641</text:p>
          </table:table-cell>
          <table:table-cell office:value-type="float" office:value="0.917519580528173" calcext:value-type="float">
            <text:p>0.917519580528173</text:p>
          </table:table-cell>
        </table:table-row>
        <table:table-row table:style-name="ro1">
          <table:table-cell office:value-type="float" office:value="2.404" calcext:value-type="float">
            <text:p>2.404</text:p>
          </table:table-cell>
          <table:table-cell office:value-type="float" office:value="0.902291198139207" calcext:value-type="float">
            <text:p>0.902291198139207</text:p>
          </table:table-cell>
        </table:table-row>
        <table:table-row table:style-name="ro1">
          <table:table-cell office:value-type="float" office:value="2.4439" calcext:value-type="float">
            <text:p>2.4439</text:p>
          </table:table-cell>
          <table:table-cell office:value-type="float" office:value="0.887560063966059" calcext:value-type="float">
            <text:p>0.887560063966059</text:p>
          </table:table-cell>
        </table:table-row>
        <table:table-row table:style-name="ro1">
          <table:table-cell office:value-type="float" office:value="2.4838" calcext:value-type="float">
            <text:p>2.4838</text:p>
          </table:table-cell>
          <table:table-cell office:value-type="float" office:value="0.873302214480494" calcext:value-type="float">
            <text:p>0.873302214480494</text:p>
          </table:table-cell>
        </table:table-row>
        <table:table-row table:style-name="ro1">
          <table:table-cell office:value-type="float" office:value="2.5237" calcext:value-type="float">
            <text:p>2.5237</text:p>
          </table:table-cell>
          <table:table-cell office:value-type="float" office:value="1.00801961368822" calcext:value-type="float">
            <text:p>1.00801961368822</text:p>
          </table:table-cell>
        </table:table-row>
        <table:table-row table:style-name="ro1">
          <table:table-cell office:value-type="float" office:value="2.5636" calcext:value-type="float">
            <text:p>2.5636</text:p>
          </table:table-cell>
          <table:table-cell office:value-type="float" office:value="0.992330745461446" calcext:value-type="float">
            <text:p>0.992330745461446</text:p>
          </table:table-cell>
        </table:table-row>
        <table:table-row table:style-name="ro1">
          <table:table-cell office:value-type="float" office:value="2.6035" calcext:value-type="float">
            <text:p>2.6035</text:p>
          </table:table-cell>
          <table:table-cell office:value-type="float" office:value="0.977122757466858" calcext:value-type="float">
            <text:p>0.977122757466858</text:p>
          </table:table-cell>
        </table:table-row>
        <table:table-row table:style-name="ro1">
          <table:table-cell office:value-type="float" office:value="2.6434" calcext:value-type="float">
            <text:p>2.6434</text:p>
          </table:table-cell>
          <table:table-cell office:value-type="float" office:value="0.962373874201772" calcext:value-type="float">
            <text:p>0.962373874201772</text:p>
          </table:table-cell>
        </table:table-row>
        <table:table-row table:style-name="ro1">
          <table:table-cell office:value-type="float" office:value="2.6833" calcext:value-type="float">
            <text:p>2.6833</text:p>
          </table:table-cell>
          <table:table-cell office:value-type="float" office:value="0.948063615348623" calcext:value-type="float">
            <text:p>0.948063615348623</text:p>
          </table:table-cell>
        </table:table-row>
        <table:table-row table:style-name="ro1">
          <table:table-cell office:value-type="float" office:value="2.7232" calcext:value-type="float">
            <text:p>2.7232</text:p>
          </table:table-cell>
          <table:table-cell office:value-type="float" office:value="0.934172700890482" calcext:value-type="float">
            <text:p>0.934172700890482</text:p>
          </table:table-cell>
        </table:table-row>
        <table:table-row table:style-name="ro1">
          <table:table-cell office:value-type="float" office:value="2.7631" calcext:value-type="float">
            <text:p>2.7631</text:p>
          </table:table-cell>
          <table:table-cell office:value-type="float" office:value="0.920682964447526" calcext:value-type="float">
            <text:p>0.920682964447526</text:p>
          </table:table-cell>
        </table:table-row>
        <table:table-row table:style-name="ro1">
          <table:table-cell office:value-type="float" office:value="2.803" calcext:value-type="float">
            <text:p>2.803</text:p>
          </table:table-cell>
          <table:table-cell office:value-type="float" office:value="0.907577274015328" calcext:value-type="float">
            <text:p>0.907577274015328</text:p>
          </table:table-cell>
        </table:table-row>
        <table:table-row table:style-name="ro1">
          <table:table-cell office:value-type="float" office:value="2.8429" calcext:value-type="float">
            <text:p>2.8429</text:p>
          </table:table-cell>
          <table:table-cell office:value-type="float" office:value="0.894839459377736" calcext:value-type="float">
            <text:p>0.894839459377736</text:p>
          </table:table-cell>
        </table:table-row>
        <table:table-row table:style-name="ro1">
          <table:table-cell office:value-type="float" office:value="2.8828" calcext:value-type="float">
            <text:p>2.8828</text:p>
          </table:table-cell>
          <table:table-cell office:value-type="float" office:value="0.882454245547718" calcext:value-type="float">
            <text:p>0.882454245547718</text:p>
          </table:table-cell>
        </table:table-row>
        <table:table-row table:style-name="ro1">
          <table:table-cell office:value-type="float" office:value="2.9227" calcext:value-type="float">
            <text:p>2.9227</text:p>
          </table:table-cell>
          <table:table-cell office:value-type="float" office:value="0.870407191660095" calcext:value-type="float">
            <text:p>0.870407191660095</text:p>
          </table:table-cell>
        </table:table-row>
        <table:table-row table:style-name="ro1">
          <table:table-cell office:value-type="float" office:value="2.9626" calcext:value-type="float">
            <text:p>2.9626</text:p>
          </table:table-cell>
          <table:table-cell office:value-type="float" office:value="0.732163653657819" calcext:value-type="float">
            <text:p>0.732163653657819</text:p>
          </table:table-cell>
        </table:table-row>
        <table:table-row table:style-name="ro1">
          <table:table-cell office:value-type="float" office:value="3.0025" calcext:value-type="float">
            <text:p>3.0025</text:p>
          </table:table-cell>
          <table:table-cell office:value-type="float" office:value="0.722433985121284" calcext:value-type="float">
            <text:p>0.722433985121284</text:p>
          </table:table-cell>
        </table:table-row>
        <table:table-row table:style-name="ro1">
          <table:table-cell office:value-type="float" office:value="3.0424" calcext:value-type="float">
            <text:p>3.0424</text:p>
          </table:table-cell>
          <table:table-cell office:value-type="float" office:value="0.712959518908314" calcext:value-type="float">
            <text:p>0.712959518908314</text:p>
          </table:table-cell>
        </table:table-row>
        <table:table-row table:style-name="ro1">
          <table:table-cell office:value-type="float" office:value="3.0823" calcext:value-type="float">
            <text:p>3.0823</text:p>
          </table:table-cell>
          <table:table-cell office:value-type="float" office:value="0.703730344329447" calcext:value-type="float">
            <text:p>0.703730344329447</text:p>
          </table:table-cell>
        </table:table-row>
        <table:table-row table:style-name="ro1">
          <table:table-cell office:value-type="float" office:value="3.1222" calcext:value-type="float">
            <text:p>3.1222</text:p>
          </table:table-cell>
          <table:table-cell office:value-type="float" office:value="0.694737057307877" calcext:value-type="float">
            <text:p>0.694737057307877</text:p>
          </table:table-cell>
        </table:table-row>
        <table:table-row table:style-name="ro1">
          <table:table-cell office:value-type="float" office:value="3.1621" calcext:value-type="float">
            <text:p>3.1621</text:p>
          </table:table-cell>
          <table:table-cell office:value-type="float" office:value="0.685970728416766" calcext:value-type="float">
            <text:p>0.685970728416766</text:p>
          </table:table-cell>
        </table:table-row>
        <table:table-row table:style-name="ro1">
          <table:table-cell office:value-type="float" office:value="3.202" calcext:value-type="float">
            <text:p>3.202</text:p>
          </table:table-cell>
          <table:table-cell office:value-type="float" office:value="0.677422873306263" calcext:value-type="float">
            <text:p>0.677422873306263</text:p>
          </table:table-cell>
        </table:table-row>
        <table:table-row table:style-name="ro1">
          <table:table-cell office:value-type="float" office:value="3.2419" calcext:value-type="float">
            <text:p>3.2419</text:p>
          </table:table-cell>
          <table:table-cell office:value-type="float" office:value="0.669085425314369" calcext:value-type="float">
            <text:p>0.669085425314369</text:p>
          </table:table-cell>
        </table:table-row>
        <table:table-row table:style-name="ro1">
          <table:table-cell office:value-type="float" office:value="3.2818" calcext:value-type="float">
            <text:p>3.2818</text:p>
          </table:table-cell>
          <table:table-cell office:value-type="float" office:value="0.660950710075768" calcext:value-type="float">
            <text:p>0.660950710075768</text:p>
          </table:table-cell>
        </table:table-row>
        <table:table-row table:style-name="ro1">
          <table:table-cell office:value-type="float" office:value="3.3217" calcext:value-type="float">
            <text:p>3.3217</text:p>
          </table:table-cell>
          <table:table-cell office:value-type="float" office:value="0.765854562141364" calcext:value-type="float">
            <text:p>0.765854562141364</text:p>
          </table:table-cell>
        </table:table-row>
        <table:table-row table:style-name="ro1">
          <table:table-cell office:value-type="float" office:value="3.3616" calcext:value-type="float">
            <text:p>3.3616</text:p>
          </table:table-cell>
          <table:table-cell office:value-type="float" office:value="0.756764367879869" calcext:value-type="float">
            <text:p>0.756764367879869</text:p>
          </table:table-cell>
        </table:table-row>
        <table:table-row table:style-name="ro1">
          <table:table-cell office:value-type="float" office:value="3.4015" calcext:value-type="float">
            <text:p>3.4015</text:p>
          </table:table-cell>
          <table:table-cell office:value-type="float" office:value="0.747887431740399" calcext:value-type="float">
            <text:p>0.747887431740399</text:p>
          </table:table-cell>
        </table:table-row>
        <table:table-row table:style-name="ro1">
          <table:table-cell office:value-type="float" office:value="3.4414" calcext:value-type="float">
            <text:p>3.4414</text:p>
          </table:table-cell>
          <table:table-cell office:value-type="float" office:value="0.739216336103029" calcext:value-type="float">
            <text:p>0.739216336103029</text:p>
          </table:table-cell>
        </table:table-row>
        <table:table-row table:style-name="ro1">
          <table:table-cell office:value-type="float" office:value="3.4813" calcext:value-type="float">
            <text:p>3.4813</text:p>
          </table:table-cell>
          <table:table-cell office:value-type="float" office:value="0.730744003408199" calcext:value-type="float">
            <text:p>0.730744003408199</text:p>
          </table:table-cell>
        </table:table-row>
        <table:table-row table:style-name="ro1">
          <table:table-cell office:value-type="float" office:value="3.52119999999999" calcext:value-type="float">
            <text:p>3.52119999999999</text:p>
          </table:table-cell>
          <table:table-cell office:value-type="float" office:value="0.72246367688997" calcext:value-type="float">
            <text:p>0.72246367688997</text:p>
          </table:table-cell>
        </table:table-row>
        <table:table-row table:style-name="ro1">
          <table:table-cell office:value-type="float" office:value="3.5611" calcext:value-type="float">
            <text:p>3.5611</text:p>
          </table:table-cell>
          <table:table-cell office:value-type="float" office:value="0.714368902604521" calcext:value-type="float">
            <text:p>0.714368902604521</text:p>
          </table:table-cell>
        </table:table-row>
        <table:table-row table:style-name="ro1">
          <table:table-cell office:value-type="float" office:value="3.60099999999999" calcext:value-type="float">
            <text:p>3.60099999999999</text:p>
          </table:table-cell>
          <table:table-cell office:value-type="float" office:value="0.70645351265342" calcext:value-type="float">
            <text:p>0.70645351265342</text:p>
          </table:table-cell>
        </table:table-row>
        <table:table-row table:style-name="ro1">
          <table:table-cell office:value-type="float" office:value="3.64089999999999" calcext:value-type="float">
            <text:p>3.64089999999999</text:p>
          </table:table-cell>
          <table:table-cell office:value-type="float" office:value="0.698711609510002" calcext:value-type="float">
            <text:p>0.698711609510002</text:p>
          </table:table-cell>
        </table:table-row>
        <table:table-row table:style-name="ro1">
          <table:table-cell office:value-type="float" office:value="3.68079999999999" calcext:value-type="float">
            <text:p>3.68079999999999</text:p>
          </table:table-cell>
          <table:table-cell office:value-type="float" office:value="0.691137551365182" calcext:value-type="float">
            <text:p>0.691137551365182</text:p>
          </table:table-cell>
        </table:table-row>
        <table:table-row table:style-name="ro1">
          <table:table-cell office:value-type="float" office:value="3.72069999999999" calcext:value-type="float">
            <text:p>3.72069999999999</text:p>
          </table:table-cell>
          <table:table-cell office:value-type="float" office:value="0.683725938416147" calcext:value-type="float">
            <text:p>0.683725938416147</text:p>
          </table:table-cell>
        </table:table-row>
        <table:table-row table:style-name="ro1">
          <table:table-cell office:value-type="float" office:value="3.76059999999999" calcext:value-type="float">
            <text:p>3.76059999999999</text:p>
          </table:table-cell>
          <table:table-cell office:value-type="float" office:value="0.676471600027911" calcext:value-type="float">
            <text:p>0.676471600027911</text:p>
          </table:table-cell>
        </table:table-row>
        <table:table-row table:style-name="ro1">
          <table:table-cell office:value-type="float" office:value="3.80049999999999" calcext:value-type="float">
            <text:p>3.80049999999999</text:p>
          </table:table-cell>
          <table:table-cell office:value-type="float" office:value="0.570742807611276" calcext:value-type="float">
            <text:p>0.570742807611276</text:p>
          </table:table-cell>
        </table:table-row>
        <table:table-row table:style-name="ro1">
          <table:table-cell office:value-type="float" office:value="3.84039999999999" calcext:value-type="float">
            <text:p>3.84039999999999</text:p>
          </table:table-cell>
          <table:table-cell office:value-type="float" office:value="0.564813050808941" calcext:value-type="float">
            <text:p>0.564813050808941</text:p>
          </table:table-cell>
        </table:table-row>
        <table:table-row table:style-name="ro1">
          <table:table-cell office:value-type="float" office:value="3.88029999999999" calcext:value-type="float">
            <text:p>3.88029999999999</text:p>
          </table:table-cell>
          <table:table-cell office:value-type="float" office:value="0.559005241946926" calcext:value-type="float">
            <text:p>0.559005241946926</text:p>
          </table:table-cell>
        </table:table-row>
        <table:table-row table:style-name="ro1">
          <table:table-cell office:value-type="float" office:value="3.92019999999999" calcext:value-type="float">
            <text:p>3.92019999999999</text:p>
          </table:table-cell>
          <table:table-cell office:value-type="float" office:value="0.553315657447747" calcext:value-type="float">
            <text:p>0.553315657447747</text:p>
          </table:table-cell>
        </table:table-row>
        <table:table-row table:style-name="ro1">
          <table:table-cell office:value-type="float" office:value="3.96009999999999" calcext:value-type="float">
            <text:p>3.96009999999999</text:p>
          </table:table-cell>
          <table:table-cell office:value-type="float" office:value="0.547740723801585" calcext:value-type="float">
            <text:p>0.547740723801585</text:p>
          </table:table-cell>
        </table:table-row>
        <table:table-row table:style-name="ro1">
          <table:table-cell office:value-type="float" office:value="3.99999999999999" calcext:value-type="float">
            <text:p>3.99999999999999</text:p>
          </table:table-cell>
          <table:table-cell office:value-type="float" office:value="0.542277010081664" calcext:value-type="float">
            <text:p>0.5422770100816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document-statistic meta:table-count="1" meta:cell-count="2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scatter" chart:style-name="ch1">
        <chart:legend chart:legend-position="end" svg:x="13.135cm" svg:y="4.204cm" style:legend-expansion="high" chart:style-name="ch2"/>
        <chart:plot-area chart:style-name="ch3" table:cell-range-address="Sheet1.A1:Sheet1.B101" svg:x="0.769cm" svg:y="0.855cm" svg:width="11.728cm" svg:height="7.551cm">
          <chartooo:coordinate-region svg:x="1.576cm" svg:y="1.054cm" svg:width="10.681cm" svg:height="6.7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1" chart:class="chart:scatter">
            <chart:domain table:cell-range-address="Sheet1.A1:Sheet1.A101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A1:Sheet1.A101</svg:desc>
                </draw:g>
              </table:table-cell>
              <table:table-cell office:value-type="float" office:value="216.910804032665">
                <text:p>216.910804032665</text:p>
                <draw:g>
                  <svg:desc>Sheet1.B1:Sheet1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99">
                <text:p>0.0499</text:p>
              </table:table-cell>
              <table:table-cell office:value-type="float" office:value="50.9807434682356">
                <text:p>50.98074346823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98">
                <text:p>0.0898</text:p>
              </table:table-cell>
              <table:table-cell office:value-type="float" office:value="28.3289431967145">
                <text:p>28.32894319671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97">
                <text:p>0.1297</text:p>
              </table:table-cell>
              <table:table-cell office:value-type="float" office:value="16.7240404034437">
                <text:p>16.72404040344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96">
                <text:p>0.1696</text:p>
              </table:table-cell>
              <table:table-cell office:value-type="float" office:value="14.9996409142981">
                <text:p>14.9996409142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95">
                <text:p>0.2095</text:p>
              </table:table-cell>
              <table:table-cell office:value-type="float" office:value="10.3537376626571">
                <text:p>10.3537376626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4">
                <text:p>0.2494</text:p>
              </table:table-cell>
              <table:table-cell office:value-type="float" office:value="8.69730569497455">
                <text:p>8.69730569497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93">
                <text:p>0.2893</text:p>
              </table:table-cell>
              <table:table-cell office:value-type="float" office:value="7.49778098972227">
                <text:p>7.497780989722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92">
                <text:p>0.3292</text:p>
              </table:table-cell>
              <table:table-cell office:value-type="float" office:value="7.72764003361166">
                <text:p>7.727640033611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91">
                <text:p>0.3691</text:p>
              </table:table-cell>
              <table:table-cell office:value-type="float" office:value="6.89227607441064">
                <text:p>6.892276074410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09">
                <text:p>0.409</text:p>
              </table:table-cell>
              <table:table-cell office:value-type="float" office:value="5.30344264138546">
                <text:p>5.30344264138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89">
                <text:p>0.4489</text:p>
              </table:table-cell>
              <table:table-cell office:value-type="float" office:value="5.66705078873906">
                <text:p>5.66705078873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88">
                <text:p>0.4888</text:p>
              </table:table-cell>
              <table:table-cell office:value-type="float" office:value="4.43761874043914">
                <text:p>4.437618740439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87">
                <text:p>0.5287</text:p>
              </table:table-cell>
              <table:table-cell office:value-type="float" office:value="4.8116873445526">
                <text:p>4.81168734455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86">
                <text:p>0.5686</text:p>
              </table:table-cell>
              <table:table-cell office:value-type="float" office:value="4.4740399209725">
                <text:p>4.47403992097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085">
                <text:p>0.6085</text:p>
              </table:table-cell>
              <table:table-cell office:value-type="float" office:value="4.18067230741982">
                <text:p>4.180672307419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84">
                <text:p>0.6484</text:p>
              </table:table-cell>
              <table:table-cell office:value-type="float" office:value="3.92341008492437">
                <text:p>3.923410084924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83">
                <text:p>0.6883</text:p>
              </table:table-cell>
              <table:table-cell office:value-type="float" office:value="3.69597428311051">
                <text:p>3.695974283110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82">
                <text:p>0.7282</text:p>
              </table:table-cell>
              <table:table-cell office:value-type="float" office:value="2.97872568020688">
                <text:p>2.978725680206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81">
                <text:p>0.7681</text:p>
              </table:table-cell>
              <table:table-cell office:value-type="float" office:value="2.82399172025342">
                <text:p>2.823991720253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08">
                <text:p>0.808</text:p>
              </table:table-cell>
              <table:table-cell office:value-type="float" office:value="3.14843947904079">
                <text:p>3.148439479040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79">
                <text:p>0.8479</text:p>
              </table:table-cell>
              <table:table-cell office:value-type="float" office:value="3.00028198969802">
                <text:p>3.00028198969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78">
                <text:p>0.8878</text:p>
              </table:table-cell>
              <table:table-cell office:value-type="float" office:value="2.44323951377185">
                <text:p>2.443239513771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77">
                <text:p>0.9277</text:p>
              </table:table-cell>
              <table:table-cell office:value-type="float" office:value="2.74220017146164">
                <text:p>2.742200171461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76">
                <text:p>0.9676</text:p>
              </table:table-cell>
              <table:table-cell office:value-type="float" office:value="2.6291226736926">
                <text:p>2.62912267369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075">
                <text:p>1.0075</text:p>
              </table:table-cell>
              <table:table-cell office:value-type="float" office:value="2.15296083407112">
                <text:p>2.15296083407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74">
                <text:p>1.0474</text:p>
              </table:table-cell>
              <table:table-cell office:value-type="float" office:value="2.42881334644354">
                <text:p>2.42881334644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873">
                <text:p>1.0873</text:p>
              </table:table-cell>
              <table:table-cell office:value-type="float" office:value="2.33968463079643">
                <text:p>2.339684630796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272">
                <text:p>1.1272</text:p>
              </table:table-cell>
              <table:table-cell office:value-type="float" office:value="1.92433289596048">
                <text:p>1.924332895960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671">
                <text:p>1.1671</text:p>
              </table:table-cell>
              <table:table-cell office:value-type="float" office:value="2.17970962133918">
                <text:p>2.179709621339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07">
                <text:p>1.207</text:p>
              </table:table-cell>
              <table:table-cell office:value-type="float" office:value="2.10765459740262">
                <text:p>2.107654597402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469">
                <text:p>1.2469</text:p>
              </table:table-cell>
              <table:table-cell office:value-type="float" office:value="1.73960064185312">
                <text:p>1.739600641853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868">
                <text:p>1.2868</text:p>
              </table:table-cell>
              <table:table-cell office:value-type="float" office:value="1.68566058464925">
                <text:p>1.685660584649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267">
                <text:p>1.3267</text:p>
              </table:table-cell>
              <table:table-cell office:value-type="float" office:value="1.91749385623348">
                <text:p>1.917493856233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666">
                <text:p>1.3666</text:p>
              </table:table-cell>
              <table:table-cell office:value-type="float" office:value="1.86150965832355">
                <text:p>1.861509658323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065">
                <text:p>1.4065</text:p>
              </table:table-cell>
              <table:table-cell office:value-type="float" office:value="1.80870181234622">
                <text:p>1.808701812346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464">
                <text:p>1.4464</text:p>
              </table:table-cell>
              <table:table-cell office:value-type="float" office:value="1.75880745234026">
                <text:p>1.758807452340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863">
                <text:p>1.4863</text:p>
              </table:table-cell>
              <table:table-cell office:value-type="float" office:value="1.45940122473703">
                <text:p>1.459401224737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262">
                <text:p>1.5262</text:p>
              </table:table-cell>
              <table:table-cell office:value-type="float" office:value="1.42124756933996">
                <text:p>1.42124756933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661">
                <text:p>1.5661</text:p>
              </table:table-cell>
              <table:table-cell office:value-type="float" office:value="1.62437845544024">
                <text:p>1.624378455440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06">
                <text:p>1.606</text:p>
              </table:table-cell>
              <table:table-cell office:value-type="float" office:value="1.5840218549595">
                <text:p>1.58402185495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459">
                <text:p>1.6459</text:p>
              </table:table-cell>
              <table:table-cell office:value-type="float" office:value="1.54562190841786">
                <text:p>1.545621908417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858">
                <text:p>1.6858</text:p>
              </table:table-cell>
              <table:table-cell office:value-type="float" office:value="1.50903968386817">
                <text:p>1.509039683868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257">
                <text:p>1.7257</text:p>
              </table:table-cell>
              <table:table-cell office:value-type="float" office:value="1.25694387224121">
                <text:p>1.256943872241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656">
                <text:p>1.7656</text:p>
              </table:table-cell>
              <table:table-cell office:value-type="float" office:value="1.22853876321174">
                <text:p>1.228538763211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055">
                <text:p>1.8055</text:p>
              </table:table-cell>
              <table:table-cell office:value-type="float" office:value="1.20138911123049">
                <text:p>1.201389111230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454">
                <text:p>1.8454</text:p>
              </table:table-cell>
              <table:table-cell office:value-type="float" office:value="1.37852991170747">
                <text:p>1.37852991170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853">
                <text:p>1.8853</text:p>
              </table:table-cell>
              <table:table-cell office:value-type="float" office:value="1.34935506235875">
                <text:p>1.34935506235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252">
                <text:p>1.9252</text:p>
              </table:table-cell>
              <table:table-cell office:value-type="float" office:value="1.32138951748647">
                <text:p>1.321389517486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651">
                <text:p>1.9651</text:p>
              </table:table-cell>
              <table:table-cell office:value-type="float" office:value="1.29455961481093">
                <text:p>1.294559614810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05">
                <text:p>2.005</text:p>
              </table:table-cell>
              <table:table-cell office:value-type="float" office:value="1.08184939667165">
                <text:p>1.081849396671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449">
                <text:p>2.0449</text:p>
              </table:table-cell>
              <table:table-cell office:value-type="float" office:value="1.06074039822321">
                <text:p>1.060740398223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848">
                <text:p>2.0848</text:p>
              </table:table-cell>
              <table:table-cell office:value-type="float" office:value="1.04043939002621">
                <text:p>1.040439390026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247">
                <text:p>2.1247</text:p>
              </table:table-cell>
              <table:table-cell office:value-type="float" office:value="1.19731684429094">
                <text:p>1.197316844290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646">
                <text:p>2.1646</text:p>
              </table:table-cell>
              <table:table-cell office:value-type="float" office:value="1.17524674261525">
                <text:p>1.175246742615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045">
                <text:p>2.2045</text:p>
              </table:table-cell>
              <table:table-cell office:value-type="float" office:value="1.15397554958719">
                <text:p>1.153975549587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444">
                <text:p>2.2444</text:p>
              </table:table-cell>
              <table:table-cell office:value-type="float" office:value="1.13346065722018">
                <text:p>1.133460657220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843">
                <text:p>2.2843</text:p>
              </table:table-cell>
              <table:table-cell office:value-type="float" office:value="1.11366243447225">
                <text:p>1.113662434472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242">
                <text:p>2.3242</text:p>
              </table:table-cell>
              <table:table-cell office:value-type="float" office:value="1.09454397171713">
                <text:p>1.094543971717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641">
                <text:p>2.3641</text:p>
              </table:table-cell>
              <table:table-cell office:value-type="float" office:value="0.917519580528173">
                <text:p>0.9175195805281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04">
                <text:p>2.404</text:p>
              </table:table-cell>
              <table:table-cell office:value-type="float" office:value="0.902291198139207">
                <text:p>0.9022911981392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439">
                <text:p>2.4439</text:p>
              </table:table-cell>
              <table:table-cell office:value-type="float" office:value="0.887560063966059">
                <text:p>0.8875600639660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838">
                <text:p>2.4838</text:p>
              </table:table-cell>
              <table:table-cell office:value-type="float" office:value="0.873302214480494">
                <text:p>0.8733022144804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237">
                <text:p>2.5237</text:p>
              </table:table-cell>
              <table:table-cell office:value-type="float" office:value="1.00801961368822">
                <text:p>1.008019613688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5636">
                <text:p>2.5636</text:p>
              </table:table-cell>
              <table:table-cell office:value-type="float" office:value="0.992330745461446">
                <text:p>0.9923307454614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035">
                <text:p>2.6035</text:p>
              </table:table-cell>
              <table:table-cell office:value-type="float" office:value="0.977122757466858">
                <text:p>0.9771227574668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434">
                <text:p>2.6434</text:p>
              </table:table-cell>
              <table:table-cell office:value-type="float" office:value="0.962373874201772">
                <text:p>0.9623738742017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833">
                <text:p>2.6833</text:p>
              </table:table-cell>
              <table:table-cell office:value-type="float" office:value="0.948063615348623">
                <text:p>0.9480636153486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232">
                <text:p>2.7232</text:p>
              </table:table-cell>
              <table:table-cell office:value-type="float" office:value="0.934172700890482">
                <text:p>0.9341727008904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631">
                <text:p>2.7631</text:p>
              </table:table-cell>
              <table:table-cell office:value-type="float" office:value="0.920682964447526">
                <text:p>0.9206829644475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03">
                <text:p>2.803</text:p>
              </table:table-cell>
              <table:table-cell office:value-type="float" office:value="0.907577274015328">
                <text:p>0.9075772740153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429">
                <text:p>2.8429</text:p>
              </table:table-cell>
              <table:table-cell office:value-type="float" office:value="0.894839459377736">
                <text:p>0.8948394593777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8828">
                <text:p>2.8828</text:p>
              </table:table-cell>
              <table:table-cell office:value-type="float" office:value="0.882454245547718">
                <text:p>0.8824542455477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227">
                <text:p>2.9227</text:p>
              </table:table-cell>
              <table:table-cell office:value-type="float" office:value="0.870407191660095">
                <text:p>0.8704071916600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626">
                <text:p>2.9626</text:p>
              </table:table-cell>
              <table:table-cell office:value-type="float" office:value="0.732163653657819">
                <text:p>0.7321636536578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0025">
                <text:p>3.0025</text:p>
              </table:table-cell>
              <table:table-cell office:value-type="float" office:value="0.722433985121284">
                <text:p>0.7224339851212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424">
                <text:p>3.0424</text:p>
              </table:table-cell>
              <table:table-cell office:value-type="float" office:value="0.712959518908314">
                <text:p>0.7129595189083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823">
                <text:p>3.0823</text:p>
              </table:table-cell>
              <table:table-cell office:value-type="float" office:value="0.703730344329447">
                <text:p>0.7037303443294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222">
                <text:p>3.1222</text:p>
              </table:table-cell>
              <table:table-cell office:value-type="float" office:value="0.694737057307877">
                <text:p>0.6947370573078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621">
                <text:p>3.1621</text:p>
              </table:table-cell>
              <table:table-cell office:value-type="float" office:value="0.685970728416766">
                <text:p>0.6859707284167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202">
                <text:p>3.202</text:p>
              </table:table-cell>
              <table:table-cell office:value-type="float" office:value="0.677422873306263">
                <text:p>0.6774228733062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2419">
                <text:p>3.2419</text:p>
              </table:table-cell>
              <table:table-cell office:value-type="float" office:value="0.669085425314369">
                <text:p>0.6690854253143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818">
                <text:p>3.2818</text:p>
              </table:table-cell>
              <table:table-cell office:value-type="float" office:value="0.660950710075768">
                <text:p>0.6609507100757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217">
                <text:p>3.3217</text:p>
              </table:table-cell>
              <table:table-cell office:value-type="float" office:value="0.765854562141364">
                <text:p>0.7658545621413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616">
                <text:p>3.3616</text:p>
              </table:table-cell>
              <table:table-cell office:value-type="float" office:value="0.756764367879869">
                <text:p>0.7567643678798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015">
                <text:p>3.4015</text:p>
              </table:table-cell>
              <table:table-cell office:value-type="float" office:value="0.747887431740399">
                <text:p>0.7478874317403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4414">
                <text:p>3.4414</text:p>
              </table:table-cell>
              <table:table-cell office:value-type="float" office:value="0.739216336103029">
                <text:p>0.7392163361030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4813">
                <text:p>3.4813</text:p>
              </table:table-cell>
              <table:table-cell office:value-type="float" office:value="0.730744003408199">
                <text:p>0.7307440034081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2119999999999">
                <text:p>3.52119999999999</text:p>
              </table:table-cell>
              <table:table-cell office:value-type="float" office:value="0.72246367688997">
                <text:p>0.722463676889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611">
                <text:p>3.5611</text:p>
              </table:table-cell>
              <table:table-cell office:value-type="float" office:value="0.714368902604521">
                <text:p>0.7143689026045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0099999999999">
                <text:p>3.60099999999999</text:p>
              </table:table-cell>
              <table:table-cell office:value-type="float" office:value="0.70645351265342">
                <text:p>0.706453512653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4089999999999">
                <text:p>3.64089999999999</text:p>
              </table:table-cell>
              <table:table-cell office:value-type="float" office:value="0.698711609510002">
                <text:p>0.6987116095100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68079999999999">
                <text:p>3.68079999999999</text:p>
              </table:table-cell>
              <table:table-cell office:value-type="float" office:value="0.691137551365182">
                <text:p>0.6911375513651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2069999999999">
                <text:p>3.72069999999999</text:p>
              </table:table-cell>
              <table:table-cell office:value-type="float" office:value="0.683725938416147">
                <text:p>0.6837259384161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76059999999999">
                <text:p>3.76059999999999</text:p>
              </table:table-cell>
              <table:table-cell office:value-type="float" office:value="0.676471600027911">
                <text:p>0.6764716000279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0049999999999">
                <text:p>3.80049999999999</text:p>
              </table:table-cell>
              <table:table-cell office:value-type="float" office:value="0.570742807611276">
                <text:p>0.5707428076112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84039999999999">
                <text:p>3.84039999999999</text:p>
              </table:table-cell>
              <table:table-cell office:value-type="float" office:value="0.564813050808941">
                <text:p>0.5648130508089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88029999999999">
                <text:p>3.88029999999999</text:p>
              </table:table-cell>
              <table:table-cell office:value-type="float" office:value="0.559005241946926">
                <text:p>0.5590052419469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92019999999999">
                <text:p>3.92019999999999</text:p>
              </table:table-cell>
              <table:table-cell office:value-type="float" office:value="0.553315657447747">
                <text:p>0.5533156574477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96009999999999">
                <text:p>3.96009999999999</text:p>
              </table:table-cell>
              <table:table-cell office:value-type="float" office:value="0.547740723801585">
                <text:p>0.5477407238015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542277010081664">
                <text:p>0.5422770100816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